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3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Verdana" svg:font-family="Verdan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●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Verdana"/>
      </text:list-level-style-bullet>
      <text:list-level-style-number text:level="3" text:style-name="WW_CharLFO1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1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1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Verdana"/>
      </text:list-level-style-bullet>
      <text:list-level-style-bullet text:level="2" text:style-name="WW_CharLFO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■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  <style:text-properties style:font-name="Verdana"/>
      </text:list-level-style-bullet>
      <text:list-level-style-bullet text:level="4" text:style-name="WW_CharLFO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Verdana"/>
      </text:list-level-style-bullet>
      <text:list-level-style-bullet text:level="5" text:style-name="WW_CharLFO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■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  <style:text-properties style:font-name="Verdana"/>
      </text:list-level-style-bullet>
      <text:list-level-style-bullet text:level="7" text:style-name="WW_CharLFO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Verdana"/>
      </text:list-level-style-bullet>
      <text:list-level-style-bullet text:level="8" text:style-name="WW_CharLFO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■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  <style:text-properties style:font-name="Verdana"/>
      </text:list-level-style-bullet>
    </text:list-style>
    <text:list-style style:name="LFO3">
      <text:list-level-style-bullet text:level="1" text:style-name="WW_CharLFO3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Verdana"/>
      </text:list-level-style-bullet>
      <text:list-level-style-bullet text:level="2" text:style-name="WW_CharLFO3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■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  <style:text-properties style:font-name="Verdana"/>
      </text:list-level-style-bullet>
      <text:list-level-style-bullet text:level="4" text:style-name="WW_CharLFO3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Verdana"/>
      </text:list-level-style-bullet>
      <text:list-level-style-bullet text:level="5" text:style-name="WW_CharLFO3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■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  <style:text-properties style:font-name="Verdana"/>
      </text:list-level-style-bullet>
      <text:list-level-style-bullet text:level="7" text:style-name="WW_CharLFO3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Verdana"/>
      </text:list-level-style-bullet>
      <text:list-level-style-bullet text:level="8" text:style-name="WW_CharLFO3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■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  <style:text-properties style:font-name="Verdana"/>
      </text:list-level-style-bullet>
    </text:list-style>
    <text:list-style style:name="LFO4">
      <text:list-level-style-bullet text:level="1" text:style-name="WW_CharLFO4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Verdana"/>
      </text:list-level-style-bullet>
      <text:list-level-style-bullet text:level="2" text:style-name="WW_CharLFO4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■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  <style:text-properties style:font-name="Verdana"/>
      </text:list-level-style-bullet>
      <text:list-level-style-bullet text:level="4" text:style-name="WW_CharLFO4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Verdana"/>
      </text:list-level-style-bullet>
      <text:list-level-style-bullet text:level="5" text:style-name="WW_CharLFO4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■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  <style:text-properties style:font-name="Verdana"/>
      </text:list-level-style-bullet>
      <text:list-level-style-bullet text:level="7" text:style-name="WW_CharLFO4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Verdana"/>
      </text:list-level-style-bullet>
      <text:list-level-style-bullet text:level="8" text:style-name="WW_CharLFO4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■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  <style:text-properties style:font-name="Verdana"/>
      </text:list-level-style-bullet>
    </text:list-style>
    <text:list-style style:name="LFO5">
      <text:list-level-style-bullet text:level="1" text:style-name="WW_CharLFO5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Verdana"/>
      </text:list-level-style-bullet>
      <text:list-level-style-bullet text:level="2" text:style-name="WW_CharLFO5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■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  <style:text-properties style:font-name="Verdana"/>
      </text:list-level-style-bullet>
      <text:list-level-style-bullet text:level="4" text:style-name="WW_CharLFO5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Verdana"/>
      </text:list-level-style-bullet>
      <text:list-level-style-bullet text:level="5" text:style-name="WW_CharLFO5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■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  <style:text-properties style:font-name="Verdana"/>
      </text:list-level-style-bullet>
      <text:list-level-style-bullet text:level="7" text:style-name="WW_CharLFO5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Verdana"/>
      </text:list-level-style-bullet>
      <text:list-level-style-bullet text:level="8" text:style-name="WW_CharLFO5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■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  <style:text-properties style:font-name="Verdana"/>
      </text:list-level-style-bullet>
    </text:list-style>
    <style:style style:name="P1" style:parent-style-name="Normal" style:master-page-name="MP0" style:family="paragraph">
      <style:paragraph-properties fo:break-before="page" fo:text-align="center" fo:margin-bottom="0in" fo:line-height="100%"/>
    </style:style>
    <style:style style:name="T13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P14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0pt" style:font-size-asian="10pt" style:font-size-complex="10pt"/>
    </style:style>
    <style:style style:name="P15" style:parent-style-name="Normal" style:family="paragraph">
      <style:paragraph-properties fo:text-align="justify" fo:margin-bottom="0in" fo:line-height="100%"/>
      <style:text-properties fo:font-weight="bold" style:font-weight-asian="bold" style:font-weight-complex="bold" fo:font-size="10pt" style:font-size-asian="10pt" style:font-size-complex="10pt"/>
    </style:style>
    <style:style style:name="P16" style:parent-style-name="Normal" style:family="paragraph">
      <style:paragraph-properties fo:text-align="justify" fo:margin-bottom="0in" fo:line-height="100%"/>
      <style:text-properties fo:font-weight="bold" style:font-weight-asian="bold" style:font-weight-complex="bold" fo:font-size="10pt" style:font-size-asian="10pt" style:font-size-complex="10pt"/>
    </style:style>
    <style:style style:name="P17" style:parent-style-name="Normal" style:family="paragraph">
      <style:paragraph-properties fo:text-align="justify" fo:margin-bottom="0in" fo:line-height="100%"/>
    </style:style>
    <style:style style:name="T18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T19" style:parent-style-name="Hyperlink" style:family="text">
      <style:text-properties fo:font-weight="bold" style:font-weight-asian="bold"/>
    </style:style>
    <style:style style:name="T20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T21" style:parent-style-name="DefaultParagraphFont" style:family="text">
      <style:text-properties fo:font-size="10pt" style:font-size-asian="10pt" style:font-size-complex="10pt"/>
    </style:style>
    <style:style style:name="T22" style:parent-style-name="DefaultParagraphFont" style:family="text">
      <style:text-properties fo:font-size="10pt" style:font-size-asian="10pt" style:font-size-complex="10pt"/>
    </style:style>
    <style:style style:name="T23" style:parent-style-name="DefaultParagraphFont" style:family="text">
      <style:text-properties fo:font-size="10pt" style:font-size-asian="10pt" style:font-size-complex="10pt"/>
    </style:style>
    <style:style style:name="P24" style:parent-style-name="Normal" style:family="paragraph">
      <style:paragraph-properties fo:text-align="justify" fo:margin-bottom="0in" fo:line-height="100%"/>
      <style:text-properties fo:font-size="10pt" style:font-size-asian="10pt" style:font-size-complex="10pt"/>
    </style:style>
    <style:style style:name="P25" style:parent-style-name="Normal" style:family="paragraph">
      <style:paragraph-properties fo:text-align="justify" fo:margin-bottom="0in" fo:line-height="100%"/>
    </style:style>
    <style:style style:name="T26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27" style:parent-style-name="DefaultParagraphFont" style:family="text">
      <style:text-properties fo:font-size="10pt" style:font-size-asian="10pt" style:font-size-complex="10pt"/>
    </style:style>
    <style:style style:name="T28" style:parent-style-name="DefaultParagraphFont" style:family="text">
      <style:text-properties fo:font-size="10pt" style:font-size-asian="10pt" style:font-size-complex="10pt"/>
    </style:style>
    <style:style style:name="T29" style:parent-style-name="DefaultParagraphFont" style:family="text">
      <style:text-properties fo:font-size="10pt" style:font-size-asian="10pt" style:font-size-complex="10pt"/>
    </style:style>
    <style:style style:name="T30" style:parent-style-name="DefaultParagraphFont" style:family="text">
      <style:text-properties fo:font-size="10pt" style:font-size-asian="10pt" style:font-size-complex="10pt"/>
    </style:style>
    <style:style style:name="T31" style:parent-style-name="DefaultParagraphFont" style:family="text">
      <style:text-properties fo:font-size="10pt" style:font-size-asian="10pt" style:font-size-complex="10pt"/>
    </style:style>
    <style:style style:name="T32" style:parent-style-name="DefaultParagraphFont" style:family="text">
      <style:text-properties fo:font-size="10pt" style:font-size-asian="10pt" style:font-size-complex="10pt"/>
    </style:style>
    <style:style style:name="T33" style:parent-style-name="DefaultParagraphFont" style:family="text">
      <style:text-properties fo:font-size="10pt" style:font-size-asian="10pt" style:font-size-complex="10pt"/>
    </style:style>
    <style:style style:name="P34" style:parent-style-name="Normal" style:family="paragraph">
      <style:paragraph-properties fo:text-align="justify" fo:margin-bottom="0in" fo:line-height="100%"/>
      <style:text-properties fo:font-size="10pt" style:font-size-asian="10pt" style:font-size-complex="10pt"/>
    </style:style>
    <style:style style:name="TableColumn36" style:family="table-column">
      <style:table-column-properties style:column-width="7.3958in"/>
    </style:style>
    <style:style style:name="Table35" style:family="table">
      <style:table-properties style:width="7.3958in" fo:margin-left="0.0694in" table:align="left"/>
    </style:style>
    <style:style style:name="TableRow37" style:family="table-row">
      <style:table-row-properties style:min-row-height="0.9715in"/>
    </style:style>
    <style:style style:name="TableCell3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9" style:parent-style-name="Normal" style:family="paragraph">
      <style:paragraph-properties fo:text-align="justify" fo:margin-bottom="0in" fo:line-height="100%"/>
      <style:text-properties fo:font-size="9pt" style:font-size-asian="9pt" style:font-size-complex="9pt"/>
    </style:style>
    <style:style style:name="P40" style:parent-style-name="Normal" style:family="paragraph">
      <style:paragraph-properties fo:text-align="justify" fo:margin-bottom="0in" fo:line-height="100%"/>
      <style:text-properties fo:font-size="9pt" style:font-size-asian="9pt" style:font-size-complex="9pt"/>
    </style:style>
    <style:style style:name="P41" style:parent-style-name="Normal" style:family="paragraph">
      <style:paragraph-properties fo:text-align="justify" fo:margin-bottom="0in" fo:line-height="100%"/>
      <style:text-properties fo:font-size="9pt" style:font-size-asian="9pt" style:font-size-complex="9pt"/>
    </style:style>
    <style:style style:name="P42" style:parent-style-name="Normal" style:family="paragraph">
      <style:paragraph-properties fo:text-align="justify" fo:margin-bottom="0in" fo:line-height="100%"/>
      <style:text-properties fo:font-size="9pt" style:font-size-asian="9pt" style:font-size-complex="9pt"/>
    </style:style>
    <style:style style:name="P43" style:parent-style-name="Normal" style:family="paragraph">
      <style:paragraph-properties fo:text-align="justify" fo:margin-bottom="0.0277in" fo:line-height="100%"/>
      <style:text-properties fo:font-size="10pt" style:font-size-asian="10pt" style:font-size-complex="10pt"/>
    </style:style>
    <style:style style:name="TableColumn45" style:family="table-column">
      <style:table-column-properties style:column-width="7.4062in"/>
    </style:style>
    <style:style style:name="Table44" style:family="table">
      <style:table-properties style:width="7.4062in" fo:margin-left="0.0694in" table:align="left"/>
    </style:style>
    <style:style style:name="TableRow46" style:family="table-row">
      <style:table-row-properties style:min-row-height="0.8555in"/>
    </style:style>
    <style:style style:name="TableCell4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8" style:parent-style-name="Normal" style:family="paragraph">
      <style:paragraph-properties fo:text-align="justify" fo:margin-bottom="0in" fo:line-height="100%"/>
      <style:text-properties fo:font-size="9pt" style:font-size-asian="9pt" style:font-size-complex="9pt"/>
    </style:style>
    <style:style style:name="P49" style:parent-style-name="Normal" style:family="paragraph">
      <style:paragraph-properties fo:text-align="justify" fo:margin-bottom="0in" fo:line-height="100%"/>
      <style:text-properties fo:font-size="9pt" style:font-size-asian="9pt" style:font-size-complex="9pt"/>
    </style:style>
    <style:style style:name="P50" style:parent-style-name="Normal" style:family="paragraph">
      <style:paragraph-properties fo:text-align="justify" fo:margin-bottom="0in" fo:line-height="100%"/>
      <style:text-properties fo:font-size="9pt" style:font-size-asian="9pt" style:font-size-complex="9pt"/>
    </style:style>
    <style:style style:name="P51" style:parent-style-name="Normal" style:family="paragraph">
      <style:paragraph-properties fo:text-align="justify" fo:margin-bottom="0in" fo:line-height="100%"/>
      <style:text-properties fo:font-size="9pt" style:font-size-asian="9pt" style:font-size-complex="9pt"/>
    </style:style>
    <style:style style:name="P52" style:parent-style-name="Normal" style:family="paragraph">
      <style:paragraph-properties fo:text-align="justify" fo:margin-bottom="0in" fo:line-height="100%"/>
      <style:text-properties fo:font-size="9pt" style:font-size-asian="9pt" style:font-size-complex="9pt"/>
    </style:style>
    <style:style style:name="P53" style:parent-style-name="Normal" style:family="paragraph">
      <style:paragraph-properties fo:text-align="justify" fo:margin-bottom="0.0277in" fo:line-height="100%"/>
    </style:style>
    <style:style style:name="P54" style:parent-style-name="Normal" style:family="paragraph">
      <style:paragraph-properties fo:text-align="justify" fo:margin-bottom="0.0277in" fo:line-height="100%"/>
      <style:text-properties fo:font-weight="bold" style:font-weight-asian="bold" style:font-weight-complex="bold" fo:font-size="10pt" style:font-size-asian="10pt" style:font-size-complex="10pt"/>
    </style:style>
    <style:style style:name="P55" style:parent-style-name="Normal" style:family="paragraph">
      <style:paragraph-properties fo:text-align="justify" fo:margin-bottom="0.0277in" fo:line-height="100%"/>
      <style:text-properties fo:font-size="10pt" style:font-size-asian="10pt" style:font-size-complex="10pt"/>
    </style:style>
    <style:style style:name="P56" style:parent-style-name="Normal" style:family="paragraph">
      <style:paragraph-properties fo:text-align="justify" fo:margin-bottom="0.0833in" fo:line-height="100%" fo:margin-left="0.5in" fo:margin-right="0.1798in">
        <style:tab-stops/>
      </style:paragraph-properties>
    </style:style>
    <style:style style:name="T57" style:parent-style-name="DefaultParagraphFont" style:family="text">
      <style:text-properties fo:font-size="10pt" style:font-size-asian="10pt" style:font-size-complex="10pt"/>
    </style:style>
    <style:style style:name="P58" style:parent-style-name="Normal" style:family="paragraph">
      <style:paragraph-properties fo:text-align="justify" fo:margin-bottom="0in" fo:line-height="100%" fo:margin-left="0.25in" fo:margin-right="0.1805in" fo:text-indent="-0.25in">
        <style:tab-stops/>
      </style:paragraph-properties>
    </style:style>
    <style:style style:name="T59" style:parent-style-name="DefaultParagraphFont" style:family="text">
      <style:text-properties fo:font-size="10pt" style:font-size-asian="10pt" style:font-size-complex="10pt"/>
    </style:style>
    <style:style style:name="T60" style:parent-style-name="DefaultParagraphFont" style:family="text">
      <style:text-properties fo:font-size="10pt" style:font-size-asian="10pt" style:font-size-complex="10pt"/>
    </style:style>
    <style:style style:name="P61" style:parent-style-name="Normal" style:family="paragraph">
      <style:paragraph-properties fo:text-align="justify" fo:margin-top="0.0694in" fo:margin-bottom="0.0694in" fo:line-height="100%" fo:margin-left="0.25in" fo:margin-right="0.1805in" fo:text-indent="-0.25in">
        <style:tab-stops/>
      </style:paragraph-properties>
    </style:style>
    <style:style style:name="T62" style:parent-style-name="DefaultParagraphFont" style:family="text">
      <style:text-properties fo:font-size="10pt" style:font-size-asian="10pt" style:font-size-complex="10pt"/>
    </style:style>
    <style:style style:name="T63" style:parent-style-name="DefaultParagraphFont" style:family="text">
      <style:text-properties fo:font-size="10pt" style:font-size-asian="10pt" style:font-size-complex="10pt"/>
    </style:style>
    <style:style style:name="T64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T65" style:parent-style-name="DefaultParagraphFont" style:family="text">
      <style:text-properties fo:font-size="10pt" style:font-size-asian="10pt" style:font-size-complex="10pt"/>
    </style:style>
    <style:style style:name="P66" style:parent-style-name="Normal" style:family="paragraph">
      <style:paragraph-properties fo:text-align="justify" fo:margin-bottom="0in" fo:line-height="100%" fo:margin-right="0.1805in">
        <style:tab-stops>
          <style:tab-stop style:type="left" style:position="-1in"/>
          <style:tab-stop style:type="left" style:position="0in"/>
        </style:tab-stops>
      </style:paragraph-properties>
      <style:text-properties fo:font-size="10pt" style:font-size-asian="10pt" style:font-size-complex="10pt"/>
    </style:style>
    <style:style style:name="P67" style:parent-style-name="Normal" style:family="paragraph">
      <style:paragraph-properties fo:text-align="justify" fo:margin-bottom="0in" fo:line-height="100%" fo:margin-right="0.1805in">
        <style:tab-stops>
          <style:tab-stop style:type="left" style:position="-1in"/>
          <style:tab-stop style:type="left" style:position="0in"/>
        </style:tab-stops>
      </style:paragraph-properties>
      <style:text-properties fo:font-size="10pt" style:font-size-asian="10pt" style:font-size-complex="10pt"/>
    </style:style>
    <style:style style:name="P68" style:parent-style-name="Normal" style:family="paragraph">
      <style:paragraph-properties fo:text-align="justify" fo:margin-top="0.0694in" fo:margin-bottom="0in" fo:line-height="100%" fo:margin-left="0.25in" fo:margin-right="0.1805in" fo:text-indent="-0.25in">
        <style:tab-stops/>
      </style:paragraph-properties>
    </style:style>
    <style:style style:name="T69" style:parent-style-name="DefaultParagraphFont" style:family="text">
      <style:text-properties fo:font-size="10pt" style:font-size-asian="10pt" style:font-size-complex="10pt"/>
    </style:style>
    <style:style style:name="P70" style:parent-style-name="Normal" style:family="paragraph">
      <style:paragraph-properties fo:text-align="justify" fo:margin-top="0.0694in" fo:margin-bottom="0in" fo:line-height="100%" fo:margin-left="0.25in" fo:margin-right="0.1805in" fo:text-indent="-0.25in">
        <style:tab-stops>
          <style:tab-stop style:type="left" style:position="0in"/>
        </style:tab-stops>
      </style:paragraph-properties>
    </style:style>
    <style:style style:name="T71" style:parent-style-name="DefaultParagraphFont" style:family="text">
      <style:text-properties fo:font-size="10pt" style:font-size-asian="10pt" style:font-size-complex="10pt"/>
    </style:style>
    <style:style style:name="P72" style:parent-style-name="Normal" style:family="paragraph">
      <style:paragraph-properties fo:text-align="justify" fo:margin-bottom="0in" fo:line-height="100%"/>
      <style:text-properties fo:font-size="10pt" style:font-size-asian="10pt" style:font-size-complex="10pt"/>
    </style:style>
    <style:style style:name="P73" style:parent-style-name="Normal" style:family="paragraph">
      <style:paragraph-properties fo:text-align="justify" fo:margin-bottom="0in" fo:line-height="100%"/>
      <style:text-properties fo:font-weight="bold" style:font-weight-asian="bold" style:font-weight-complex="bold" fo:font-size="10pt" style:font-size-asian="10pt" style:font-size-complex="10pt"/>
    </style:style>
    <style:style style:name="P74" style:parent-style-name="Normal" style:family="paragraph">
      <style:paragraph-properties fo:text-align="justify" fo:margin-bottom="0in" fo:line-height="100%"/>
      <style:text-properties fo:font-weight="bold" style:font-weight-asian="bold" style:font-weight-complex="bold" fo:font-size="10pt" style:font-size-asian="10pt" style:font-size-complex="10pt"/>
    </style:style>
    <style:style style:name="TableColumn76" style:family="table-column">
      <style:table-column-properties style:column-width="0.825in"/>
    </style:style>
    <style:style style:name="TableColumn77" style:family="table-column">
      <style:table-column-properties style:column-width="2.9993in"/>
    </style:style>
    <style:style style:name="TableColumn78" style:family="table-column">
      <style:table-column-properties style:column-width="0.625in"/>
    </style:style>
    <style:style style:name="TableColumn79" style:family="table-column">
      <style:table-column-properties style:column-width="1.3125in"/>
    </style:style>
    <style:style style:name="Table75" style:family="table">
      <style:table-properties style:width="5.7618in" fo:margin-left="0.075in" table:align="left"/>
    </style:style>
    <style:style style:name="TableRow80" style:family="table-row">
      <style:table-row-properties/>
    </style:style>
    <style:style style:name="TableCell81" style:family="table-cell">
      <style:table-cell-properties fo:border="0.0138in solid #000000" style:writing-mode="lr-tb" fo:padding-top="0in" fo:padding-left="0.075in" fo:padding-bottom="0in" fo:padding-right="0.075in"/>
    </style:style>
    <style:style style:name="P82" style:parent-style-name="Normal" style:family="paragraph">
      <style:paragraph-properties fo:text-align="justify" fo:margin-bottom="0in" fo:line-height="100%"/>
    </style:style>
    <style:style style:name="T83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TableCell84" style:family="table-cell">
      <style:table-cell-properties fo:border="0.0138in solid #000000" style:writing-mode="lr-tb" fo:padding-top="0in" fo:padding-left="0.075in" fo:padding-bottom="0in" fo:padding-right="0.075in"/>
    </style:style>
    <style:style style:name="P85" style:parent-style-name="Normal" style:family="paragraph">
      <style:paragraph-properties fo:text-align="justify" fo:margin-bottom="0in" fo:line-height="100%"/>
    </style:style>
    <style:style style:name="TableCell86" style:family="table-cell">
      <style:table-cell-properties fo:border="0.0138in solid #000000" style:writing-mode="lr-tb" fo:padding-top="0in" fo:padding-left="0.075in" fo:padding-bottom="0in" fo:padding-right="0.075in"/>
    </style:style>
    <style:style style:name="P87" style:parent-style-name="Normal" style:family="paragraph">
      <style:paragraph-properties fo:text-align="end" fo:margin-bottom="0in" fo:line-height="100%"/>
    </style:style>
    <style:style style:name="T88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TableCell89" style:family="table-cell">
      <style:table-cell-properties fo:border="0.0138in solid #000000" style:writing-mode="lr-tb" fo:padding-top="0in" fo:padding-left="0.075in" fo:padding-bottom="0in" fo:padding-right="0.075in"/>
    </style:style>
    <style:style style:name="P90" style:parent-style-name="Normal" style:family="paragraph">
      <style:paragraph-properties fo:text-align="justify" fo:margin-bottom="0in" fo:line-height="100%"/>
    </style:style>
    <style:style style:name="P91" style:parent-style-name="Normal" style:family="paragraph">
      <style:paragraph-properties fo:text-align="justify" fo:margin-bottom="0in" fo:line-height="100%"/>
    </style:style>
    <style:style style:name="P92" style:parent-style-name="Normal" style:family="paragraph">
      <style:paragraph-properties fo:text-align="justify" fo:margin-bottom="0in" fo:line-height="100%"/>
      <style:text-properties fo:font-weight="bold" style:font-weight-asian="bold" style:font-weight-complex="bold" fo:font-size="10pt" style:font-size-asian="10pt" style:font-size-complex="10pt"/>
    </style:style>
    <style:style style:name="P93" style:parent-style-name="Normal" style:family="paragraph">
      <style:paragraph-properties fo:text-align="justify" fo:margin-bottom="0in" fo:line-height="100%"/>
      <style:text-properties fo:font-weight="bold" style:font-weight-asian="bold" style:font-weight-complex="bold" fo:font-size="10pt" style:font-size-asian="10pt" style:font-size-complex="10pt"/>
    </style:style>
    <style:style style:name="P94" style:parent-style-name="Normal" style:family="paragraph">
      <style:paragraph-properties fo:text-align="justify" fo:margin-bottom="0in" fo:line-height="100%"/>
      <style:text-properties fo:font-weight="bold" style:font-weight-asian="bold" style:font-weight-complex="bold" fo:font-size="10pt" style:font-size-asian="10pt" style:font-size-complex="10pt"/>
    </style:style>
    <style:style style:name="P95" style:parent-style-name="Normal" style:family="paragraph">
      <style:paragraph-properties fo:text-align="justify" fo:margin-bottom="0in" fo:line-height="100%"/>
      <style:text-properties fo:font-size="10pt" style:font-size-asian="10pt" style:font-size-complex="10pt"/>
    </style:style>
    <style:style style:name="P96" style:parent-style-name="Normal" style:family="paragraph">
      <style:paragraph-properties fo:text-align="justify" fo:margin-bottom="0in" fo:line-height="100%"/>
      <style:text-properties fo:font-size="10pt" style:font-size-asian="10pt" style:font-size-complex="10pt"/>
    </style:style>
    <style:style style:name="P97" style:parent-style-name="Normal" style:family="paragraph">
      <style:paragraph-properties fo:text-align="justify" fo:margin-bottom="0in" fo:line-height="100%"/>
      <style:text-properties fo:font-size="10pt" style:font-size-asian="10pt" style:font-size-complex="10pt"/>
    </style:style>
    <style:style style:name="TableColumn99" style:family="table-column">
      <style:table-column-properties style:column-width="2.5625in"/>
    </style:style>
    <style:style style:name="TableColumn100" style:family="table-column">
      <style:table-column-properties style:column-width="2.5625in"/>
    </style:style>
    <style:style style:name="Table98" style:family="table">
      <style:table-properties style:width="5.125in" fo:margin-left="0.075in" table:align="left"/>
    </style:style>
    <style:style style:name="TableRow101" style:family="table-row">
      <style:table-row-properties/>
    </style:style>
    <style:style style:name="TableCell102" style:family="table-cell">
      <style:table-cell-properties fo:border="0.0138in solid #000000" fo:background-color="#000000" style:writing-mode="lr-tb" style:vertical-align="middle" fo:padding-top="0in" fo:padding-left="0.075in" fo:padding-bottom="0in" fo:padding-right="0.075in"/>
    </style:style>
    <style:style style:name="P103" style:parent-style-name="Normal" style:family="paragraph">
      <style:paragraph-properties fo:text-align="center" fo:margin-bottom="0in" fo:line-height="100%"/>
    </style:style>
    <style:style style:name="T104" style:parent-style-name="DefaultParagraphFont" style:family="text">
      <style:text-properties fo:font-weight="bold" style:font-weight-asian="bold" style:font-weight-complex="bold" fo:color="#FFFFFF" fo:font-size="10pt" style:font-size-asian="10pt" style:font-size-complex="10pt"/>
    </style:style>
    <style:style style:name="TableCell105" style:family="table-cell">
      <style:table-cell-properties fo:border="0.0138in solid #000000" fo:background-color="#000000" style:writing-mode="lr-tb" style:vertical-align="middle" fo:padding-top="0in" fo:padding-left="0.075in" fo:padding-bottom="0in" fo:padding-right="0.075in"/>
    </style:style>
    <style:style style:name="P106" style:parent-style-name="Normal" style:family="paragraph">
      <style:paragraph-properties fo:text-align="center" fo:margin-bottom="0in" fo:line-height="100%"/>
    </style:style>
    <style:style style:name="T107" style:parent-style-name="DefaultParagraphFont" style:family="text">
      <style:text-properties fo:font-weight="bold" style:font-weight-asian="bold" style:font-weight-complex="bold" fo:color="#FFFFFF" fo:font-size="10pt" style:font-size-asian="10pt" style:font-size-complex="10pt"/>
    </style:style>
    <style:style style:name="TableRow108" style:family="table-row">
      <style:table-row-properties/>
    </style:style>
    <style:style style:name="TableCell109" style:family="table-cell">
      <style:table-cell-properties fo:border="0.0138in solid #000000" style:writing-mode="lr-tb" fo:padding-top="0in" fo:padding-left="0.075in" fo:padding-bottom="0in" fo:padding-right="0.075in"/>
    </style:style>
    <style:style style:name="P110" style:parent-style-name="Normal" style:family="paragraph">
      <style:paragraph-properties fo:text-align="center" fo:margin-bottom="0in" fo:line-height="100%"/>
    </style:style>
    <style:style style:name="T111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TableCell112" style:family="table-cell">
      <style:table-cell-properties fo:border="0.0138in solid #000000" style:writing-mode="lr-tb" fo:padding-top="0in" fo:padding-left="0.075in" fo:padding-bottom="0in" fo:padding-right="0.075in"/>
    </style:style>
    <style:style style:name="P113" style:parent-style-name="Normal" style:family="paragraph">
      <style:paragraph-properties fo:text-align="center" fo:margin-bottom="0in" fo:line-height="100%"/>
    </style:style>
    <style:style style:name="T114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TableRow115" style:family="table-row">
      <style:table-row-properties/>
    </style:style>
    <style:style style:name="TableCell116" style:family="table-cell">
      <style:table-cell-properties fo:border="0.0138in solid #000000" style:writing-mode="lr-tb" fo:padding-top="0in" fo:padding-left="0.075in" fo:padding-bottom="0in" fo:padding-right="0.075in"/>
    </style:style>
    <style:style style:name="P117" style:parent-style-name="Normal" style:family="paragraph">
      <style:paragraph-properties fo:text-align="center" fo:margin-bottom="0in" fo:line-height="100%"/>
    </style:style>
    <style:style style:name="T118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TableCell119" style:family="table-cell">
      <style:table-cell-properties fo:border="0.0138in solid #000000" style:writing-mode="lr-tb" fo:padding-top="0in" fo:padding-left="0.075in" fo:padding-bottom="0in" fo:padding-right="0.075in"/>
    </style:style>
    <style:style style:name="P120" style:parent-style-name="Normal" style:family="paragraph">
      <style:paragraph-properties fo:text-align="center" fo:margin-bottom="0in" fo:line-height="100%"/>
    </style:style>
    <style:style style:name="T121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TableRow122" style:family="table-row">
      <style:table-row-properties/>
    </style:style>
    <style:style style:name="TableCell123" style:family="table-cell">
      <style:table-cell-properties fo:border="0.0138in solid #000000" style:writing-mode="lr-tb" fo:padding-top="0in" fo:padding-left="0.075in" fo:padding-bottom="0in" fo:padding-right="0.075in"/>
    </style:style>
    <style:style style:name="P124" style:parent-style-name="Normal" style:family="paragraph">
      <style:paragraph-properties fo:text-align="center" fo:margin-bottom="0in" fo:line-height="100%"/>
    </style:style>
    <style:style style:name="T125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TableCell126" style:family="table-cell">
      <style:table-cell-properties fo:border="0.0138in solid #000000" style:writing-mode="lr-tb" fo:padding-top="0in" fo:padding-left="0.075in" fo:padding-bottom="0in" fo:padding-right="0.075in"/>
    </style:style>
    <style:style style:name="P127" style:parent-style-name="Normal" style:family="paragraph">
      <style:paragraph-properties fo:text-align="center" fo:margin-bottom="0in" fo:line-height="100%"/>
    </style:style>
    <style:style style:name="T128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TableRow129" style:family="table-row">
      <style:table-row-properties/>
    </style:style>
    <style:style style:name="TableCell130" style:family="table-cell">
      <style:table-cell-properties fo:border="0.0138in solid #000000" style:writing-mode="lr-tb" fo:padding-top="0in" fo:padding-left="0.075in" fo:padding-bottom="0in" fo:padding-right="0.075in"/>
    </style:style>
    <style:style style:name="P131" style:parent-style-name="Normal" style:family="paragraph">
      <style:paragraph-properties fo:text-align="center" fo:margin-bottom="0in" fo:line-height="100%"/>
    </style:style>
    <style:style style:name="T132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TableCell133" style:family="table-cell">
      <style:table-cell-properties fo:border="0.0138in solid #000000" style:writing-mode="lr-tb" fo:padding-top="0in" fo:padding-left="0.075in" fo:padding-bottom="0in" fo:padding-right="0.075in"/>
    </style:style>
    <style:style style:name="P134" style:parent-style-name="Normal" style:family="paragraph">
      <style:paragraph-properties fo:text-align="center" fo:margin-bottom="0in" fo:line-height="100%"/>
    </style:style>
    <style:style style:name="T135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TableRow136" style:family="table-row">
      <style:table-row-properties/>
    </style:style>
    <style:style style:name="TableCell137" style:family="table-cell">
      <style:table-cell-properties fo:border="0.0138in solid #000000" style:writing-mode="lr-tb" fo:padding-top="0in" fo:padding-left="0.075in" fo:padding-bottom="0in" fo:padding-right="0.075in"/>
    </style:style>
    <style:style style:name="P138" style:parent-style-name="Normal" style:family="paragraph">
      <style:paragraph-properties fo:text-align="center" fo:margin-bottom="0in" fo:line-height="100%"/>
    </style:style>
    <style:style style:name="T139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TableCell140" style:family="table-cell">
      <style:table-cell-properties fo:border="0.0138in solid #000000" style:writing-mode="lr-tb" fo:padding-top="0in" fo:padding-left="0.075in" fo:padding-bottom="0in" fo:padding-right="0.075in"/>
    </style:style>
    <style:style style:name="P141" style:parent-style-name="Normal" style:family="paragraph">
      <style:paragraph-properties fo:text-align="center" fo:margin-bottom="0in" fo:line-height="100%"/>
    </style:style>
    <style:style style:name="T142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P143" style:parent-style-name="Normal" style:family="paragraph">
      <style:paragraph-properties fo:text-align="justify" fo:margin-bottom="0in" fo:line-height="100%"/>
    </style:style>
    <style:style style:name="P144" style:parent-style-name="Normal" style:family="paragraph">
      <style:paragraph-properties fo:text-align="justify" fo:margin-bottom="0in" fo:line-height="100%"/>
      <style:text-properties fo:font-weight="bold" style:font-weight-asian="bold" style:font-weight-complex="bold" fo:font-size="10pt" style:font-size-asian="10pt" style:font-size-complex="10pt"/>
    </style:style>
    <style:style style:name="P145" style:parent-style-name="Normal" style:family="paragraph">
      <style:paragraph-properties fo:text-align="justify" fo:margin-bottom="0in" fo:line-height="100%"/>
      <style:text-properties fo:font-weight="bold" style:font-weight-asian="bold" style:font-weight-complex="bold" fo:font-size="10pt" style:font-size-asian="10pt" style:font-size-complex="10pt"/>
    </style:style>
    <style:style style:name="P146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0pt" style:font-size-asian="10pt" style:font-size-complex="10pt"/>
    </style:style>
    <style:style style:name="P147" style:parent-style-name="Normal" style:family="paragraph">
      <style:paragraph-properties fo:text-align="justify" fo:margin-bottom="0in" fo:line-height="100%"/>
      <style:text-properties fo:font-weight="bold" style:font-weight-asian="bold" style:font-weight-complex="bold" fo:font-size="10pt" style:font-size-asian="10pt" style:font-size-complex="10pt"/>
    </style:style>
    <style:style style:name="P148" style:parent-style-name="Normal" style:family="paragraph">
      <style:paragraph-properties fo:text-align="justify" fo:margin-bottom="0in" fo:line-height="100%"/>
      <style:text-properties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P149" style:parent-style-name="Normal" style:family="paragraph">
      <style:paragraph-properties fo:text-align="justify" fo:margin-bottom="0in" fo:line-height="100%">
        <style:tab-stops>
          <style:tab-stop style:type="left" style:position="-0.5in"/>
          <style:tab-stop style:type="left" style:position="0in"/>
        </style:tab-stops>
      </style:paragraph-properties>
      <style:text-properties fo:font-size="10pt" style:font-size-asian="10pt" style:font-size-complex="10pt"/>
    </style:style>
    <style:style style:name="P150" style:parent-style-name="Normal" style:family="paragraph">
      <style:paragraph-properties fo:text-align="justify" fo:margin-bottom="0in" fo:line-height="100%"/>
      <style:text-properties fo:font-size="10pt" style:font-size-asian="10pt" style:font-size-complex="10pt"/>
    </style:style>
    <style:style style:name="P151" style:parent-style-name="Normal" style:family="paragraph">
      <style:paragraph-properties fo:text-align="justify" fo:margin-bottom="0in" fo:line-height="100%"/>
      <style:text-properties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P152" style:parent-style-name="Normal" style:family="paragraph">
      <style:paragraph-properties fo:text-align="justify" fo:margin-bottom="0in" fo:line-height="100%">
        <style:tab-stops>
          <style:tab-stop style:type="left" style:position="-0.5in"/>
          <style:tab-stop style:type="left" style:position="0in"/>
        </style:tab-stops>
      </style:paragraph-properties>
      <style:text-properties fo:font-size="10pt" style:font-size-asian="10pt" style:font-size-complex="10pt"/>
    </style:style>
    <style:style style:name="P153" style:parent-style-name="Normal" style:family="paragraph">
      <style:paragraph-properties fo:text-align="justify" fo:margin-bottom="0in" fo:line-height="100%">
        <style:tab-stops>
          <style:tab-stop style:type="left" style:position="-0.5in"/>
          <style:tab-stop style:type="left" style:position="0in"/>
        </style:tab-stops>
      </style:paragraph-properties>
      <style:text-properties fo:font-size="10pt" style:font-size-asian="10pt" style:font-size-complex="10pt"/>
    </style:style>
    <style:style style:name="P154" style:parent-style-name="Normal" style:family="paragraph">
      <style:paragraph-properties fo:text-align="justify" fo:margin-bottom="0in" fo:line-height="100%"/>
      <style:text-properties fo:font-size="10pt" style:font-size-asian="10pt" style:font-size-complex="10pt"/>
    </style:style>
    <style:style style:name="P155" style:parent-style-name="Normal" style:family="paragraph">
      <style:paragraph-properties fo:text-align="justify" fo:margin-bottom="0in" fo:line-height="100%"/>
      <style:text-properties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P156" style:parent-style-name="Normal" style:family="paragraph">
      <style:paragraph-properties fo:text-align="justify" fo:margin-bottom="0in" fo:line-height="100%">
        <style:tab-stops>
          <style:tab-stop style:type="left" style:position="-0.5in"/>
          <style:tab-stop style:type="left" style:position="0in"/>
        </style:tab-stops>
      </style:paragraph-properties>
      <style:text-properties fo:font-size="10pt" style:font-size-asian="10pt" style:font-size-complex="10pt"/>
    </style:style>
    <style:style style:name="P157" style:parent-style-name="Normal" style:family="paragraph">
      <style:paragraph-properties fo:text-align="justify" fo:margin-bottom="0in" fo:line-height="100%">
        <style:tab-stops>
          <style:tab-stop style:type="left" style:position="-0.5in"/>
          <style:tab-stop style:type="left" style:position="0in"/>
        </style:tab-stops>
      </style:paragraph-properties>
      <style:text-properties fo:font-size="10pt" style:font-size-asian="10pt" style:font-size-complex="10pt"/>
    </style:style>
    <style:style style:name="P158" style:parent-style-name="Normal" style:family="paragraph">
      <style:paragraph-properties fo:text-align="justify" fo:margin-bottom="0in" fo:line-height="100%">
        <style:tab-stops>
          <style:tab-stop style:type="left" style:position="-0.5in"/>
          <style:tab-stop style:type="left" style:position="0in"/>
        </style:tab-stops>
      </style:paragraph-properties>
      <style:text-properties fo:font-size="10pt" style:font-size-asian="10pt" style:font-size-complex="10pt"/>
    </style:style>
    <style:style style:name="P159" style:parent-style-name="Normal" style:family="paragraph">
      <style:paragraph-properties fo:text-align="justify" fo:margin-bottom="0in" fo:line-height="100%">
        <style:tab-stops>
          <style:tab-stop style:type="left" style:position="-0.5in"/>
          <style:tab-stop style:type="left" style:position="0in"/>
        </style:tab-stops>
      </style:paragraph-properties>
      <style:text-properties fo:font-size="10pt" style:font-size-asian="10pt" style:font-size-complex="10pt"/>
    </style:style>
    <style:style style:name="P160" style:parent-style-name="Normal" style:family="paragraph">
      <style:paragraph-properties fo:text-align="justify" fo:margin-bottom="0in" fo:line-height="100%"/>
      <style:text-properties fo:font-size="10pt" style:font-size-asian="10pt" style:font-size-complex="10pt"/>
    </style:style>
    <style:style style:name="P161" style:parent-style-name="Normal" style:family="paragraph">
      <style:paragraph-properties fo:text-align="justify" fo:margin-bottom="0in" fo:line-height="100%"/>
      <style:text-properties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P162" style:parent-style-name="Normal" style:family="paragraph">
      <style:paragraph-properties fo:text-align="justify" fo:margin-bottom="0in" fo:line-height="100%">
        <style:tab-stops>
          <style:tab-stop style:type="left" style:position="-0.5in"/>
          <style:tab-stop style:type="left" style:position="0in"/>
        </style:tab-stops>
      </style:paragraph-properties>
      <style:text-properties fo:font-size="10pt" style:font-size-asian="10pt" style:font-size-complex="10pt"/>
    </style:style>
    <style:style style:name="P163" style:parent-style-name="Normal" style:family="paragraph">
      <style:paragraph-properties fo:text-align="justify" fo:margin-bottom="0in" fo:line-height="100%">
        <style:tab-stops>
          <style:tab-stop style:type="left" style:position="-0.5in"/>
          <style:tab-stop style:type="left" style:position="0in"/>
        </style:tab-stops>
      </style:paragraph-properties>
      <style:text-properties fo:font-size="10pt" style:font-size-asian="10pt" style:font-size-complex="10pt"/>
    </style:style>
    <style:style style:name="P164" style:parent-style-name="Normal" style:family="paragraph">
      <style:paragraph-properties fo:text-align="justify" fo:margin-bottom="0in" fo:line-height="100%"/>
      <style:text-properties fo:font-size="10pt" style:font-size-asian="10pt" style:font-size-complex="10pt"/>
    </style:style>
    <style:style style:name="P165" style:parent-style-name="Normal" style:family="paragraph">
      <style:paragraph-properties fo:text-align="justify" fo:margin-bottom="0in" fo:line-height="100%"/>
      <style:text-properties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P166" style:parent-style-name="Normal" style:family="paragraph">
      <style:paragraph-properties fo:text-align="justify" fo:margin-bottom="0in" fo:line-height="100%">
        <style:tab-stops>
          <style:tab-stop style:type="left" style:position="-0.5in"/>
          <style:tab-stop style:type="left" style:position="0in"/>
        </style:tab-stops>
      </style:paragraph-properties>
    </style:style>
    <style:style style:name="T167" style:parent-style-name="DefaultParagraphFont" style:family="text">
      <style:text-properties fo:font-size="10pt" style:font-size-asian="10pt" style:font-size-complex="10pt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ge-content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pan text:style-name="T13">Providing this information is voluntary; it will remain confidential and used in accordance with the law.</text:span></text:p>
      <text:p text:style-name="P14"/>
      <text:p text:style-name="P15">To claim Veterans’ Preference, this form must be completed<text:s/>and submitted<text:s/>by the position’s deadline date,<text:s/>each time you apply for a position.</text:p>
      <text:p text:style-name="P16"/>
      <text:p text:style-name="P17"><text:span text:style-name="T18">Veterans claiming preference are required to attach supporting documentation (DD 214; VA disability certification) listed on page 2 of this form and submitted to Careers:<text:s/></text:span><text:a xlink:href="mailto:USFCareersHelp@admin.usf.edu" office:target-frame-name="_top" xlink:show="replace"><text:span text:style-name="T19">USFCareersHelp@admin.usf.edu</text:span></text:a><text:s/><text:span text:style-name="T20">by position closing date.</text:span><text:span text:style-name="T21"><text:s/></text:span><text:span text:style-name="T22"><text:s text:c="2"/></text:span><text:span text:style-name="T23">Applicant will be notified by email advising the validation of the claim.<text:s/></text:span></text:p>
      <text:p text:style-name="P24"/>
      <text:p text:style-name="P25"><text:span text:style-name="T26">If you are unable</text:span><text:span text:style-name="T27"><text:s/>to<text:s/></text:span><text:span text:style-name="T28">submit</text:span><text:span text:style-name="T29"><text:s/>this claim form via<text:s/></text:span><text:span text:style-name="T30">e-mail</text:span><text:span text:style-name="T31">, you may also submit via facsimile to (813)</text:span><text:span text:style-name="T32"><text:s/></text:span><text:span text:style-name="T33">974-4466 or mail to The University of South Florida, Attn: Human Resources, SVC 2172, 4202 E Fowler Ave. Tampa, FL <text:s/>33620.</text:span></text:p>
      <text:p text:style-name="P34"/>
      <table:table table:style-name="Table35">
        <table:table-columns>
          <table:table-column table:style-name="TableColumn36"/>
        </table:table-columns>
        <table:table-row table:style-name="TableRow37">
          <table:table-cell table:style-name="TableCell38">
            <text:p text:style-name="P39">List position for which you are applying:</text:p>
            <text:p text:style-name="P40"/>
            <text:p text:style-name="P41"/>
            <text:p text:style-name="P42">Position<text:s/>#: __________________ <text:s text:c="5"/>Title: ___________________________________ <text:s text:c="4"/>Department: ________________________________</text:p>
          </table:table-cell>
        </table:table-row>
      </table:table>
      <text:p text:style-name="P43"/>
      <table:table table:style-name="Table44">
        <table:table-columns>
          <table:table-column table:style-name="TableColumn45"/>
        </table:table-columns>
        <table:table-row table:style-name="TableRow46">
          <table:table-cell table:style-name="TableCell47">
            <text:p text:style-name="P48">Your Name: <text:s/>________________________________________________________________________________________________________</text:p>
            <text:p text:style-name="P49"/>
            <text:p text:style-name="P50">Address: <text:s text:c="5"/>________________________________________________________________________________________________________</text:p>
            <text:p text:style-name="P51"/>
            <text:p text:style-name="P52">Branch of Military Service: ________________________________ <text:s/>Entry Date: _________________ <text:s text:c="4"/>Discharge Date: _____________</text:p>
          </table:table-cell>
        </table:table-row>
      </table:table>
      <text:p text:style-name="P53"/>
      <text:p text:style-name="P54">To claim Veterans' Preference, check the appropriate numbered item below. Check only one:<text:s/></text:p>
      <text:p text:style-name="P55"/>
      <text:p text:style-name="P56"><text:span text:style-name="T57"><text:s/>A veteran with a compensable service-connected disability who is eligible for or receiving compensation, disability <text:s text:c="5"/>retirement or pension under public laws administered by the U.S. Veterans Administration and the Department of Defense.<text:s/></text:span><draw:frame draw:z-index="251657728" draw:style-name="a1" draw:name="Picture 1" text:anchor-type="paragraph" svg:x="0in" svg:y="0.05208in" svg:width="0.20833in" svg:height="0.21875in" style:rel-width="scale" style:rel-height="scale"><draw:image xlink:href="media/image2.png" xlink:type="simple" xlink:show="embed" xlink:actuate="onLoad"/><svg:title/><svg:desc/></draw:frame></text:p>
      <text:p text:style-name="P58"><draw:frame draw:style-name="a2" draw:name="Picture 1" text:anchor-type="as-char" svg:x="0in" svg:y="0in" svg:width="0.1875in" svg:height="0.1875in" style:rel-width="scale" style:rel-height="scale"><draw:image xlink:href="media/image3.png" xlink:type="simple" xlink:show="embed" xlink:actuate="onLoad"/><svg:title/><svg:desc/></draw:frame><text:span text:style-name="T59"><text:tab/></text:span><text:span text:style-name="T60"><text:tab/>The spouse of a veteran who cannot qualify for employment because of a total and permanent service connected <text:s text:c="3"/>disability, or the spouse of a veteran missing in action, captured or forcibly detained by a foreign power.<text:s/></text:span></text:p>
      <text:p text:style-name="P61"><draw:frame draw:style-name="a3" draw:name="Picture 2" text:anchor-type="as-char" svg:x="0in" svg:y="0in" svg:width="0.1875in" svg:height="0.1875in" style:rel-width="scale" style:rel-height="scale"><draw:image xlink:href="media/image3.png" xlink:type="simple" xlink:show="embed" xlink:actuate="onLoad"/><svg:title/><svg:desc/></draw:frame><text:span text:style-name="T62"><text:tab/></text:span><text:span text:style-name="T63"><text:tab/>A veteran of any war who has served on active duty for one day or more during a wartime period, excluding active duty for training, and who was discharged under honorable conditions from the Armed Forces of the United States of America. A veteran who served honorably but who has<text:s/></text:span><text:span text:style-name="T64">not<text:s/></text:span><text:span text:style-name="T65">met the criteria for the award of a campaign or expeditionary medal for service in Operation Enduring Freedom or Operation Iraqi Freedom, qualifies for preference in appointment, effective July 1, 2007. The service dates are defined as follows:<text:s/></text:span></text:p>
      <text:list text:style-name="LFO1" text:continue-numbering="true">
        <text:list-item>
          <text:list>
            <text:list-item>
              <text:p text:style-name="P66">Operation Enduring Freedom – October 7, 2001 to date to be determined.<text:s/></text:p>
            </text:list-item>
            <text:list-item>
              <text:p text:style-name="P67">Operation Iraqi Freedom – March 19, 2003 to date to be determined.<text:s/></text:p>
            </text:list-item>
          </text:list>
        </text:list-item>
      </text:list>
      <text:p text:style-name="P68"><draw:frame draw:style-name="a4" draw:name="Picture 3" text:anchor-type="as-char" svg:x="0in" svg:y="0in" svg:width="0.1875in" svg:height="0.1875in" style:rel-width="scale" style:rel-height="scale"><draw:image xlink:href="media/image3.png" xlink:type="simple" xlink:show="embed" xlink:actuate="onLoad"/><svg:title/><svg:desc/></draw:frame><text:span text:style-name="T69"><text:s text:c="3"/>The unmarried widow or widower of a veteran who died of a service-connected disability.<text:s/></text:span></text:p>
      <text:p text:style-name="P70"><draw:frame draw:style-name="a5" draw:name="Picture 4" text:anchor-type="as-char" svg:x="0in" svg:y="0in" svg:width="0.1875in" svg:height="0.1875in" style:rel-width="scale" style:rel-height="scale"><draw:image xlink:href="media/image3.png" xlink:type="simple" xlink:show="embed" xlink:actuate="onLoad"/><svg:title/><svg:desc/></draw:frame><text:span text:style-name="T71"><text:tab/>Any Armed Forces Expeditionary Medal, as well as the Global War on Terrorism Expeditionary Medal is qualifying for Veterans’ Preference.<text:s/></text:span></text:p>
      <text:p text:style-name="P72"/>
      <text:p text:style-name="P73">Intentionally misrepresenting a preference claim will disqualify you from claiming Veterans' Preference and, if employed by USF, you will be subject to disciplinary action, including discharge.</text:p>
      <text:p text:style-name="P74"/>
      <table:table table:style-name="Table75">
        <table:table-columns>
          <table:table-column table:style-name="TableColumn76"/>
          <table:table-column table:style-name="TableColumn77"/>
          <table:table-column table:style-name="TableColumn78"/>
          <table:table-column table:style-name="TableColumn79"/>
        </table:table-columns>
        <table:table-row table:style-name="TableRow80">
          <table:table-cell table:style-name="TableCell81">
            <text:soft-page-break/>
            <text:p text:style-name="P82"><text:span text:style-name="T83">Signature:</text:span></text:p>
          </table:table-cell>
          <table:table-cell table:style-name="TableCell84">
            <text:p text:style-name="P85"/>
          </table:table-cell>
          <table:table-cell table:style-name="TableCell86">
            <text:p text:style-name="P87"><text:span text:style-name="T88">Date:<text:s/></text:span></text:p>
          </table:table-cell>
          <table:table-cell table:style-name="TableCell89">
            <text:p text:style-name="P90"/>
          </table:table-cell>
        </table:table-row>
      </table:table>
      <text:p text:style-name="P91"/>
      <text:p text:style-name="P92"/>
      <text:p text:style-name="P93">Below is a listing of Wars / Wartime eras and an explanation of required documentation for Veterans’ Preference Claims.<text:s/></text:p>
      <text:p text:style-name="P94"/>
      <text:p text:style-name="P95">Under Florida law, employment preference is given first to those included in 1 and 2 on the first page of this form, and second to those included under 3, 4, and 5. <text:s/>If you claim Veterans’ Preference for a position and are not selected for that position, you may file a complaint with the Department of Veteran’s Affairs, P.O. Box 31003, St. Petersburg, FL <text:s/>33731. <text:s/>A complaint must be filed within 21 days after you receive notice of a hiring decision; however, if you don’t receive any notice of a hiring decision, you may file a complaint at any time.<text:s/></text:p>
      <text:p text:style-name="P96"/>
      <text:p text:style-name="P97"/>
      <table:table table:style-name="Table98">
        <table:table-columns>
          <table:table-column table:style-name="TableColumn99"/>
          <table:table-column table:style-name="TableColumn100"/>
        </table:table-columns>
        <table:table-row table:style-name="TableRow101">
          <table:table-cell table:style-name="TableCell102">
            <text:p text:style-name="P103"><text:span text:style-name="T104">WAR AND WARTIME ERAS</text:span></text:p>
          </table:table-cell>
          <table:table-cell table:style-name="TableCell105">
            <text:p text:style-name="P106"><text:span text:style-name="T107">ELIGIBLE DATES</text:span></text:p>
          </table:table-cell>
        </table:table-row>
        <table:table-row table:style-name="TableRow108">
          <table:table-cell table:style-name="TableCell109">
            <text:p text:style-name="P110"><text:span text:style-name="T111">World War I</text:span></text:p>
          </table:table-cell>
          <table:table-cell table:style-name="TableCell112">
            <text:p text:style-name="P113"><text:span text:style-name="T114">4/6/17 – 11/11/18</text:span></text:p>
          </table:table-cell>
        </table:table-row>
        <table:table-row table:style-name="TableRow115">
          <table:table-cell table:style-name="TableCell116">
            <text:p text:style-name="P117"><text:span text:style-name="T118">World War II</text:span></text:p>
          </table:table-cell>
          <table:table-cell table:style-name="TableCell119">
            <text:p text:style-name="P120"><text:span text:style-name="T121">12/7/41 – 12/31/46</text:span></text:p>
          </table:table-cell>
        </table:table-row>
        <table:table-row table:style-name="TableRow122">
          <table:table-cell table:style-name="TableCell123">
            <text:p text:style-name="P124"><text:span text:style-name="T125">Korean Conflict</text:span></text:p>
          </table:table-cell>
          <table:table-cell table:style-name="TableCell126">
            <text:p text:style-name="P127"><text:span text:style-name="T128">6/27/50 – 1/31/55</text:span></text:p>
          </table:table-cell>
        </table:table-row>
        <table:table-row table:style-name="TableRow129">
          <table:table-cell table:style-name="TableCell130">
            <text:p text:style-name="P131"><text:span text:style-name="T132">Vietnam Era</text:span></text:p>
          </table:table-cell>
          <table:table-cell table:style-name="TableCell133">
            <text:p text:style-name="P134"><text:span text:style-name="T135">8/5/64 – 5/7/75</text:span></text:p>
          </table:table-cell>
        </table:table-row>
        <table:table-row table:style-name="TableRow136">
          <table:table-cell table:style-name="TableCell137">
            <text:p text:style-name="P138"><text:span text:style-name="T139">Persian Gulf War</text:span></text:p>
          </table:table-cell>
          <table:table-cell table:style-name="TableCell140">
            <text:p text:style-name="P141"><text:span text:style-name="T142">8/2/90 – 1/2/92</text:span></text:p>
          </table:table-cell>
        </table:table-row>
      </table:table>
      <text:p text:style-name="P143"/>
      <text:p text:style-name="P144"/>
      <text:p text:style-name="P145"/>
      <text:p text:style-name="P146">REQUIRED DOCUMENTATION FOR VETERANS’ PREFERENCE CLAIMS IN ACCORDANCE WITH RULE 55A-7.013, FLORIDA ADMINISTRATIVE CODE:</text:p>
      <text:p text:style-name="P147"/>
      <text:p text:style-name="P148">Veteran<text:s/></text:p>
      <text:list text:style-name="LFO2" text:continue-numbering="true">
        <text:list-item>
          <text:p text:style-name="P149">Form DD-214 or military discharge papers (or equivalent certifications from the VA) listing military status, dates of service and discharge type.<text:s/></text:p>
        </text:list-item>
      </text:list>
      <text:p text:style-name="P150"/>
      <text:p text:style-name="P151">Disabled Veteran</text:p>
      <text:list text:style-name="LFO2" text:continue-numbering="true">
        <text:list-item>
          <text:p text:style-name="P152">Form DD-214 or military discharge papers (or equivalent certifications from the VA) listing military status, dates of service and discharge type.</text:p>
        </text:list-item>
        <text:list-item>
          <text:p text:style-name="P153">Document from the DOD, VA or the Division of Veterans’ Affairs certifying a service-connected disability.<text:s/></text:p>
        </text:list-item>
      </text:list>
      <text:p text:style-name="P154"/>
      <text:p text:style-name="P155">Spouse of Disabled Veteran</text:p>
      <text:list text:style-name="LFO3" text:continue-numbering="true">
        <text:list-item>
          <text:p text:style-name="P156">Form DD-214 or military discharge papers (or equivalent certifications from the VA) listing military status, dates of service and discharge type.</text:p>
        </text:list-item>
        <text:list-item>
          <text:p text:style-name="P157">Certification from the VA that the veteran is totally and permanently disabled.</text:p>
        </text:list-item>
        <text:list-item>
          <text:p text:style-name="P158">Evidence of marriage to the veteran and a statement that he/she is still married to him/her when applying for employment.</text:p>
        </text:list-item>
        <text:list-item>
          <text:p text:style-name="P159">Proof that the disabled veteran cannot qualify for employment because of the service-connected disability.<text:s/></text:p>
        </text:list-item>
      </text:list>
      <text:p text:style-name="P160"/>
      <text:p text:style-name="P161">Spouse of Veteran Missing in Action, Captured or Forcibly Detained</text:p>
      <text:list text:style-name="LFO4" text:continue-numbering="true">
        <text:list-item>
          <text:p text:style-name="P162">A document from the VA certifying that the person on active duty is listed as missing in action, captured in the line of duty, or forcibly detained/interned in the line of duty by a foreign government or power.</text:p>
        </text:list-item>
        <text:list-item>
          <text:p text:style-name="P163">Evidence of marriage to the veteran and a statement that he/she is married to the person on active duty when applying for employment.<text:s/></text:p>
        </text:list-item>
      </text:list>
      <text:p text:style-name="P164"/>
      <text:p text:style-name="P165">Spouse of Deceased Veteran</text:p>
      <text:list text:style-name="LFO5" text:continue-numbering="true">
        <text:list-item>
          <text:p text:style-name="P166"><text:span text:style-name="T167">Document from the DOD or VA certifying the service-connected death of the veteran, evidence of marriage and a statement that the spouse has not remarried.<text:s/>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Verdana" svg:font-family="Verdan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margin-top="0.1666in" fo:margin-bottom="0.0416in" fo:line-height="100%"/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margin-top="0.1666in" fo:margin-bottom="0.0416in" fo:line-height="100%"/>
      <style:text-properties style:font-name="Arial" style:font-name-asian="Arial" style:font-name-complex="Arial" fo:font-weight="bold" style:font-weight-asian="bold" style:font-weight-complex="bold" fo:font-style="italic" style:font-style-asian="italic" style:font-style-complex="italic" fo:font-size="14pt" style:font-size-asian="14pt" style:font-size-complex="14pt" fo:hyphenate="false"/>
    </style:style>
    <style:style style:name="Heading3" style:display-name="Heading 3" style:family="paragraph" style:parent-style-name="Normal" style:next-style-name="Normal" style:default-outline-level="3">
      <style:paragraph-properties fo:margin-top="0.1666in" fo:margin-bottom="0.0416in" fo:line-height="100%"/>
      <style:text-properties style:font-name="Arial" style:font-name-asian="Arial" style:font-name-complex="Arial" fo:font-weight="bold" style:font-weight-asian="bold" style:font-weight-complex="bold" fo:font-size="13pt" style:font-size-asian="13pt" style:font-size-complex="13pt" fo:hyphenate="false"/>
    </style:style>
    <style:style style:name="Heading4" style:display-name="Heading 4" style:family="paragraph" style:parent-style-name="Normal" style:next-style-name="Normal" style:default-outline-level="4">
      <style:paragraph-properties fo:margin-top="0.1666in" fo:margin-bottom="0.0416in" fo:line-height="100%"/>
      <style:text-properties fo:font-weight="bold" style:font-weight-asian="bold" style:font-weight-complex="bold" fo:font-size="14pt" style:font-size-asian="14pt" style:font-size-complex="14pt" fo:hyphenate="false"/>
    </style:style>
    <style:style style:name="Heading5" style:display-name="Heading 5" style:family="paragraph" style:parent-style-name="Normal" style:next-style-name="Normal" style:default-outline-level="5">
      <style:paragraph-properties fo:margin-top="0.1666in" fo:margin-bottom="0.0416in" fo:line-height="100%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Heading6" style:display-name="Heading 6" style:family="paragraph" style:parent-style-name="Normal" style:next-style-name="Normal" style:default-outline-level="6">
      <style:paragraph-properties fo:margin-top="0.1666in" fo:margin-bottom="0.0416in" fo:line-height="100%"/>
      <style:text-properties fo:font-weight="bold" style:font-weight-asian="bold" style:font-weight-complex="bold" fo:hyphenate="false"/>
    </style:style>
    <style:style style:name="Normal" style:display-name="Normal" style:family="paragraph">
      <style:paragraph-properties fo:margin-bottom="0.1388in" fo:line-height="115%"/>
      <style:text-properties style:font-name="Calibri" style:font-name-asian="Calibri" style:font-name-complex="Calibri" fo:color="#000000" fo:font-size="11pt" style:font-size-asian="11pt" style:font-size-complex="11pt"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>
      <style:text-properties style:font-name="Calibri" style:font-name-asian="Calibri" style:font-name-complex="Calibri" fo:color="#000000" fo:font-size="11pt" style:font-size-asian="11pt" style:font-size-complex="11pt"/>
    </style:style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>
      <style:text-properties style:font-name="Calibri" style:font-name-asian="Calibri" style:font-name-complex="Calibri" fo:color="#000000" fo:font-size="11pt" style:font-size-asian="11pt" style:font-size-complex="11pt"/>
    </style:style>
    <style:style style:name="Hyperlink" style:display-name="Hyperlink" style:family="text">
      <style:text-properties fo:color="#0000FF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1LVL1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/>
    </style:style>
    <style:style style:name="WW_CharLFO1LVL2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/>
    </style:style>
    <style:style style:name="WW_CharLFO1LVL3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/>
    </style:style>
    <style:style style:name="WW_CharLFO1LVL4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/>
    </style:style>
    <style:style style:name="WW_CharLFO1LVL5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/>
    </style:style>
    <style:style style:name="WW_CharLFO1LVL6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/>
    </style:style>
    <style:style style:name="WW_CharLFO1LVL7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/>
    </style:style>
    <style:style style:name="WW_CharLFO1LVL8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/>
    </style:style>
    <style:style style:name="WW_CharLFO1LVL9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/>
    </style:style>
    <style:style style:name="WW_CharLFO2LVL1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/>
    </style:style>
    <style:style style:name="WW_CharLFO2LVL2" style:family="text">
      <style:text-properties style:font-name="Courier New" style:font-name-asian="Courier New" style:font-name-complex="Courier New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/>
    </style:style>
    <style:style style:name="WW_CharLFO2LVL3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/>
    </style:style>
    <style:style style:name="WW_CharLFO2LVL4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/>
    </style:style>
    <style:style style:name="WW_CharLFO2LVL5" style:family="text">
      <style:text-properties style:font-name="Courier New" style:font-name-asian="Courier New" style:font-name-complex="Courier New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/>
    </style:style>
    <style:style style:name="WW_CharLFO2LVL6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/>
    </style:style>
    <style:style style:name="WW_CharLFO2LVL7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/>
    </style:style>
    <style:style style:name="WW_CharLFO2LVL8" style:family="text">
      <style:text-properties style:font-name="Courier New" style:font-name-asian="Courier New" style:font-name-complex="Courier New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/>
    </style:style>
    <style:style style:name="WW_CharLFO2LVL9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/>
    </style:style>
    <style:style style:name="WW_CharLFO3LVL1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/>
    </style:style>
    <style:style style:name="WW_CharLFO3LVL2" style:family="text">
      <style:text-properties style:font-name="Courier New" style:font-name-asian="Courier New" style:font-name-complex="Courier New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/>
    </style:style>
    <style:style style:name="WW_CharLFO3LVL3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/>
    </style:style>
    <style:style style:name="WW_CharLFO3LVL4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/>
    </style:style>
    <style:style style:name="WW_CharLFO3LVL5" style:family="text">
      <style:text-properties style:font-name="Courier New" style:font-name-asian="Courier New" style:font-name-complex="Courier New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/>
    </style:style>
    <style:style style:name="WW_CharLFO3LVL6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/>
    </style:style>
    <style:style style:name="WW_CharLFO3LVL7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/>
    </style:style>
    <style:style style:name="WW_CharLFO3LVL8" style:family="text">
      <style:text-properties style:font-name="Courier New" style:font-name-asian="Courier New" style:font-name-complex="Courier New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/>
    </style:style>
    <style:style style:name="WW_CharLFO3LVL9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/>
    </style:style>
    <style:style style:name="WW_CharLFO4LVL1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/>
    </style:style>
    <style:style style:name="WW_CharLFO4LVL2" style:family="text">
      <style:text-properties style:font-name="Courier New" style:font-name-asian="Courier New" style:font-name-complex="Courier New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/>
    </style:style>
    <style:style style:name="WW_CharLFO4LVL3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/>
    </style:style>
    <style:style style:name="WW_CharLFO4LVL4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/>
    </style:style>
    <style:style style:name="WW_CharLFO4LVL5" style:family="text">
      <style:text-properties style:font-name="Courier New" style:font-name-asian="Courier New" style:font-name-complex="Courier New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/>
    </style:style>
    <style:style style:name="WW_CharLFO4LVL6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/>
    </style:style>
    <style:style style:name="WW_CharLFO4LVL7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/>
    </style:style>
    <style:style style:name="WW_CharLFO4LVL8" style:family="text">
      <style:text-properties style:font-name="Courier New" style:font-name-asian="Courier New" style:font-name-complex="Courier New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/>
    </style:style>
    <style:style style:name="WW_CharLFO4LVL9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/>
    </style:style>
    <style:style style:name="WW_CharLFO5LVL1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/>
    </style:style>
    <style:style style:name="WW_CharLFO5LVL2" style:family="text">
      <style:text-properties style:font-name="Courier New" style:font-name-asian="Courier New" style:font-name-complex="Courier New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/>
    </style:style>
    <style:style style:name="WW_CharLFO5LVL3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/>
    </style:style>
    <style:style style:name="WW_CharLFO5LVL4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/>
    </style:style>
    <style:style style:name="WW_CharLFO5LVL5" style:family="text">
      <style:text-properties style:font-name="Courier New" style:font-name-asian="Courier New" style:font-name-complex="Courier New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/>
    </style:style>
    <style:style style:name="WW_CharLFO5LVL6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/>
    </style:style>
    <style:style style:name="WW_CharLFO5LVL7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/>
    </style:style>
    <style:style style:name="WW_CharLFO5LVL8" style:family="text">
      <style:text-properties style:font-name="Courier New" style:font-name-asian="Courier New" style:font-name-complex="Courier New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/>
    </style:style>
    <style:style style:name="WW_CharLFO5LVL9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●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Verdana"/>
      </text:list-level-style-bullet>
      <text:list-level-style-number text:level="3" text:style-name="WW_CharLFO1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1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1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Verdana"/>
      </text:list-level-style-bullet>
      <text:list-level-style-bullet text:level="2" text:style-name="WW_CharLFO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■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  <style:text-properties style:font-name="Verdana"/>
      </text:list-level-style-bullet>
      <text:list-level-style-bullet text:level="4" text:style-name="WW_CharLFO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Verdana"/>
      </text:list-level-style-bullet>
      <text:list-level-style-bullet text:level="5" text:style-name="WW_CharLFO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■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  <style:text-properties style:font-name="Verdana"/>
      </text:list-level-style-bullet>
      <text:list-level-style-bullet text:level="7" text:style-name="WW_CharLFO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Verdana"/>
      </text:list-level-style-bullet>
      <text:list-level-style-bullet text:level="8" text:style-name="WW_CharLFO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■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  <style:text-properties style:font-name="Verdana"/>
      </text:list-level-style-bullet>
    </text:list-style>
    <text:list-style style:name="LFO3">
      <text:list-level-style-bullet text:level="1" text:style-name="WW_CharLFO3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Verdana"/>
      </text:list-level-style-bullet>
      <text:list-level-style-bullet text:level="2" text:style-name="WW_CharLFO3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■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  <style:text-properties style:font-name="Verdana"/>
      </text:list-level-style-bullet>
      <text:list-level-style-bullet text:level="4" text:style-name="WW_CharLFO3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Verdana"/>
      </text:list-level-style-bullet>
      <text:list-level-style-bullet text:level="5" text:style-name="WW_CharLFO3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■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  <style:text-properties style:font-name="Verdana"/>
      </text:list-level-style-bullet>
      <text:list-level-style-bullet text:level="7" text:style-name="WW_CharLFO3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Verdana"/>
      </text:list-level-style-bullet>
      <text:list-level-style-bullet text:level="8" text:style-name="WW_CharLFO3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■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  <style:text-properties style:font-name="Verdana"/>
      </text:list-level-style-bullet>
    </text:list-style>
    <text:list-style style:name="LFO4">
      <text:list-level-style-bullet text:level="1" text:style-name="WW_CharLFO4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Verdana"/>
      </text:list-level-style-bullet>
      <text:list-level-style-bullet text:level="2" text:style-name="WW_CharLFO4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■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  <style:text-properties style:font-name="Verdana"/>
      </text:list-level-style-bullet>
      <text:list-level-style-bullet text:level="4" text:style-name="WW_CharLFO4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Verdana"/>
      </text:list-level-style-bullet>
      <text:list-level-style-bullet text:level="5" text:style-name="WW_CharLFO4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■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  <style:text-properties style:font-name="Verdana"/>
      </text:list-level-style-bullet>
      <text:list-level-style-bullet text:level="7" text:style-name="WW_CharLFO4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Verdana"/>
      </text:list-level-style-bullet>
      <text:list-level-style-bullet text:level="8" text:style-name="WW_CharLFO4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■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  <style:text-properties style:font-name="Verdana"/>
      </text:list-level-style-bullet>
    </text:list-style>
    <text:list-style style:name="LFO5">
      <text:list-level-style-bullet text:level="1" text:style-name="WW_CharLFO5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Verdana"/>
      </text:list-level-style-bullet>
      <text:list-level-style-bullet text:level="2" text:style-name="WW_CharLFO5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■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  <style:text-properties style:font-name="Verdana"/>
      </text:list-level-style-bullet>
      <text:list-level-style-bullet text:level="4" text:style-name="WW_CharLFO5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Verdana"/>
      </text:list-level-style-bullet>
      <text:list-level-style-bullet text:level="5" text:style-name="WW_CharLFO5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■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  <style:text-properties style:font-name="Verdana"/>
      </text:list-level-style-bullet>
      <text:list-level-style-bullet text:level="7" text:style-name="WW_CharLFO5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Verdana"/>
      </text:list-level-style-bullet>
      <text:list-level-style-bullet text:level="8" text:style-name="WW_CharLFO5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■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  <style:text-properties style:font-name="Verdana"/>
      </text:list-level-style-bullet>
    </text:list-style>
    <style:page-layout style:name="PL0">
      <style:page-layout-properties fo:page-width="8.5in" fo:page-height="11in" style:print-orientation="portrait" fo:margin-top="0.4916in" fo:margin-left="0.5in" fo:margin-bottom="0.4916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8881in"/>
      </style:header-style>
      <style:footer-style>
        <style:header-footer-properties style:dynamic-spacing="true" fo:min-height="0.0708in"/>
      </style:footer-style>
    </style:page-layout>
    <style:style style:name="P2" style:parent-style-name="Normal" style:family="paragraph">
      <style:paragraph-properties fo:text-align="end" fo:margin-bottom="0in" fo:line-height="100%">
        <style:tab-stops>
          <style:tab-stop style:type="left" style:position="5.4062in"/>
        </style:tab-stops>
      </style:paragraph-properties>
    </style:style>
    <style:style style:name="T3" style:parent-style-name="DefaultParagraphFont" style:family="text">
      <style:text-properties fo:font-weight="bold" style:font-weight-asian="bold" style:font-weight-complex="bold"/>
    </style:style>
    <style:style style:name="T4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5" style:parent-style-name="Normal" style:family="paragraph">
      <style:paragraph-properties fo:text-align="end" fo:margin-bottom="0in" fo:line-height="100%">
        <style:tab-stops>
          <style:tab-stop style:type="right" style:position="7in"/>
        </style:tab-stops>
      </style:paragraph-properties>
    </style:style>
    <style:style style:name="T6" style:parent-style-name="DefaultParagraphFont" style:family="text">
      <style:text-properties fo:font-weight="bold" style:font-weight-asian="bold" style:font-weight-complex="bold"/>
    </style:style>
    <style:style style:name="T7" style:parent-style-name="DefaultParagraphFont" style:family="text">
      <style:text-properties style:font-name="Verdana" style:font-name-asian="Verdana" style:font-name-complex="Verdana"/>
    </style:style>
    <style:style style:name="P8" style:parent-style-name="Normal" style:family="paragraph">
      <style:paragraph-properties fo:text-align="end" fo:margin-bottom="0in" fo:line-height="100%">
        <style:tab-stops>
          <style:tab-stop style:type="right" style:position="7in"/>
        </style:tab-stops>
      </style:paragraph-properties>
      <style:text-properties style:font-name="Verdana" style:font-name-asian="Verdana" style:font-name-complex="Verdana"/>
    </style:style>
    <style:style style:name="P9" style:parent-style-name="Normal" style:family="paragraph">
      <style:paragraph-properties fo:margin-bottom="0in" fo:line-height="100%">
        <style:tab-stops>
          <style:tab-stop style:type="right" style:position="7.5in"/>
        </style:tab-stops>
      </style:paragraph-properties>
    </style:style>
    <style:style style:name="T10" style:parent-style-name="DefaultParagraphFont" style:family="text">
      <style:text-properties fo:font-size="9pt" style:font-size-asian="9pt" style:font-size-complex="9pt"/>
    </style:style>
    <style:style style:name="T11" style:parent-style-name="DefaultParagraphFont" style:family="text">
      <style:text-properties fo:font-size="9pt" style:font-size-asian="9pt" style:font-size-complex="9pt"/>
    </style:style>
    <style:style style:name="P12" style:parent-style-name="Normal" style:family="paragraph">
      <style:paragraph-properties fo:text-align="end" fo:margin-bottom="0in" fo:line-height="100%"/>
      <style:text-properties fo:font-size="9pt" style:font-size-asian="9pt" style:font-size-complex="9pt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ge-content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P2"><draw:frame draw:z-index="251657728" draw:style-name="a0" draw:name="Picture 1" text:anchor-type="paragraph" svg:x="0.01042in" svg:y="-0.29375in" svg:width="3.20833in" svg:height="0.66667in" style:rel-width="scale" style:rel-height="scale"><draw:image xlink:href="media/image1.jpeg" xlink:type="simple" xlink:show="embed" xlink:actuate="onLoad"/><svg:title/><svg:desc/></draw:frame><text:s text:c="99"/><text:span text:style-name="T3"><text:s text:c="4"/></text:span><text:span text:style-name="T4">Veterans’ Preference Claim Form</text:span></text:p>
        <text:p text:style-name="P5"><text:span text:style-name="T6">Division of Human Resources</text:span><text:span text:style-name="T7"><text:s/></text:span></text:p>
        <text:p text:style-name="P8">Phone (813) 974-2970 / Fax (813) 974-4466 / SVC 2172</text:p>
      </style:header>
      <style:footer>
        <text:p text:style-name="P9"><text:span text:style-name="T10">Questions (813) 974-2970 <text:s text:c="112"/></text:span><text:span text:style-name="T11"><text:tab/>Human Resources/Recruitment<text:s/></text:span></text:p>
        <text:p text:style-name="P12">Rev. 07/2011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hr-student</meta:initial-creator>
    <dc:creator>Ashley David</dc:creator>
    <meta:creation-date>2015-06-03T14:46:00Z</meta:creation-date>
    <dc:date>2015-06-03T14:46:00Z</dc:date>
    <meta:print-date>2011-07-12T14:23:00Z</meta:print-date>
    <meta:template xlink:href="Normal" xlink:type="simple"/>
    <meta:editing-cycles>2</meta:editing-cycles>
    <meta:editing-duration>PT0S</meta:editing-duration>
    <meta:document-statistic meta:page-count="2" meta:paragraph-count="11" meta:word-count="830" meta:character-count="5554" meta:row-count="39" meta:non-whitespace-character-count="4735"/>
  </office:meta>
</office:document-meta>
</file>